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7542in" style:rel-column-width="26967*"/>
    </style:style>
    <style:style style:name="Table1.C" style:family="table-column">
      <style:table-column-properties style:column-width="2.1299in" style:rel-column-width="20855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4" style:family="table">
      <style:table-properties style:width="1.7319in" table:align="margins"/>
    </style:style>
    <style:style style:name="Table4.A" style:family="table-column">
      <style:table-column-properties style:column-width="1.7319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6778in" table:align="margins"/>
    </style:style>
    <style:style style:name="Table5.A" style:family="table-column">
      <style:table-column-properties style:column-width="2.6778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42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4" style:family="table">
      <style:table-properties style:width="1.7319in" table:align="margins"/>
    </style:style>
    <style:style style:name="Table4.A" style:family="table-column">
      <style:table-column-properties style:column-width="1.7319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6778in" table:align="margins"/>
    </style:style>
    <style:style style:name="Table5.A" style:family="table-column">
      <style:table-column-properties style:column-width="2.6778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42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3in"/>
    </style:style>
    <style:style style:name="Table2.A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style:vertical-align="" fo:padding="0.0382in" fo:border-left="0.75pt dotted #000000" fo:border-right="none" fo:border-top="0.75pt dotted #000000" fo:border-bottom="0.75pt dotted #000000"/>
    </style:style>
    <style:style style:name="Table23.B1" style:family="table-cell">
      <style:table-cell-properties fo:padding="0.0382in" fo:border="0.75pt dotted #000000"/>
    </style:style>
    <style:style style:name="Table23.A2" style:family="table-cell">
      <style:table-cell-properties fo:padding="0.0382in" fo:border-left="0.75pt dotted #000000" fo:border-right="none" fo:border-top="none" fo:border-bottom="0.75pt dotted #000000"/>
    </style:style>
    <style:style style:name="Table23.B2" style:family="table-cell">
      <style:table-cell-properties fo:padding="0.0382in" fo:border-left="0.75pt dotted #000000" fo:border-right="0.75pt dotted #000000" fo:border-top="none" fo:border-bottom="0.75pt dotte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style:vertical-align="" fo:padding="0.0382in" fo:border-left="0.75pt dotted #000000" fo:border-right="none" fo:border-top="0.75pt dotted #000000" fo:border-bottom="0.75pt dotted #000000"/>
    </style:style>
    <style:style style:name="Table23.B1" style:family="table-cell">
      <style:table-cell-properties fo:padding="0.0382in" fo:border="0.75pt dotted #000000"/>
    </style:style>
    <style:style style:name="Table23.A2" style:family="table-cell">
      <style:table-cell-properties fo:padding="0.0382in" fo:border-left="0.75pt dotted #000000" fo:border-right="none" fo:border-top="none" fo:border-bottom="0.75pt dotted #000000"/>
    </style:style>
    <style:style style:name="Table23.B2" style:family="table-cell">
      <style:table-cell-properties fo:padding="0.0382in" fo:border-left="0.75pt dotted #000000" fo:border-right="0.75pt dotted #000000" fo:border-top="none" fo:border-bottom="0.75pt dotte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5pt solid #000000" fo:border-right="none" fo:border-top="0.5pt solid #000000" fo:border-bottom="none"/>
    </style:style>
    <style:style style:name="Table10.B1" style:family="table-cell">
      <style:table-cell-properties fo:padding="0.0382in" fo:border-left="none" fo:border-right="0.5pt solid #000000" fo:border-top="0.5pt solid #000000" fo:border-bottom="none"/>
    </style:style>
    <style:style style:name="Table10.2" style:family="table-row">
      <style:table-row-properties style:min-row-height="1in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6.6201in" fo:margin-left="0in" table:align="left"/>
    </style:style>
    <style:style style:name="Table13.A" style:family="table-column">
      <style:table-column-properties style:column-width="1.3139in"/>
    </style:style>
    <style:style style:name="Table13.B" style:family="table-column">
      <style:table-column-properties style:column-width="1.1243in"/>
    </style:style>
    <style:style style:name="Table13.C" style:family="table-column">
      <style:table-column-properties style:column-width="4.1819in"/>
    </style:style>
    <style:style style:name="Table13.A1" style:family="table-cell">
      <style:table-cell-properties style:vertical-align="middle" fo:padding="0.0382in" fo:border="none"/>
    </style:style>
    <style:style style:name="Table13.C1" style:family="table-cell">
      <style:table-cell-properties fo:padding="0.0382in" fo:border="none"/>
    </style:style>
    <style:style style:name="Table14" style:family="table">
      <style:table-properties style:width="4.1056in" table:align="margins"/>
    </style:style>
    <style:style style:name="Table14.A" style:family="table-column">
      <style:table-column-properties style:column-width="4.1056in" style:rel-column-width="65535*"/>
    </style:style>
    <style:style style:name="Table14.A1" style:family="table-cell">
      <style:table-cell-properties fo:padding="0.0382in" fo:border-left="none" fo:border-right="none" fo:border-top="none" fo:border-bottom="0.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0903in" style:rel-column-width="21845*"/>
    </style:style>
    <style:style style:name="Table1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6.6201in" fo:margin-left="0in" table:align="left"/>
    </style:style>
    <style:style style:name="Table13.A" style:family="table-column">
      <style:table-column-properties style:column-width="1.3139in"/>
    </style:style>
    <style:style style:name="Table13.B" style:family="table-column">
      <style:table-column-properties style:column-width="1.1243in"/>
    </style:style>
    <style:style style:name="Table13.C" style:family="table-column">
      <style:table-column-properties style:column-width="4.1819in"/>
    </style:style>
    <style:style style:name="Table13.A1" style:family="table-cell">
      <style:table-cell-properties style:vertical-align="middle" fo:padding="0.0382in" fo:border="none"/>
    </style:style>
    <style:style style:name="Table13.C1" style:family="table-cell">
      <style:table-cell-properties fo:padding="0.0382in" fo:border="none"/>
    </style:style>
    <style:style style:name="Table14" style:family="table">
      <style:table-properties style:width="4.1056in" table:align="margins"/>
    </style:style>
    <style:style style:name="Table14.A" style:family="table-column">
      <style:table-column-properties style:column-width="4.1056in" style:rel-column-width="65535*"/>
    </style:style>
    <style:style style:name="Table14.A1" style:family="table-cell">
      <style:table-cell-properties fo:padding="0.0382in" fo:border-left="none" fo:border-right="none" fo:border-top="none" fo:border-bottom="0.5pt solid #000000"/>
    </style:style>
    <style:style style:name="Table14" style:family="table">
      <style:table-properties style:width="4.1056in" table:align="margins"/>
    </style:style>
    <style:style style:name="Table14.A" style:family="table-column">
      <style:table-column-properties style:column-width="4.1056in" style:rel-column-width="65535*"/>
    </style:style>
    <style:style style:name="Table14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2479in" style:rel-column-width="51384*"/>
    </style:style>
    <style:style style:name="Table6.B" style:family="table-column">
      <style:table-column-properties style:column-width="0.5618in" style:rel-column-width="5500*"/>
    </style:style>
    <style:style style:name="Table6.C" style:family="table-column">
      <style:table-column-properties style:column-width="0.8833in" style:rel-column-width="8651*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B1" style:family="table-cell">
      <style:table-cell-properties fo:padding="0.0382in" fo:border-left="none" fo:border-right="none" fo:border-top="0.5pt solid #000000" fo:border-bottom="none"/>
    </style:style>
    <style:style style:name="Table6.C1" style:family="table-cell">
      <style:table-cell-properties fo:padding="0.0382in" fo:border-left="none" fo:border-right="0.5pt solid #000000" fo:border-top="0.5pt solid #000000" fo:border-bottom="none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0.8076in" table:align="margins"/>
    </style:style>
    <style:style style:name="Table9.A" style:family="table-column">
      <style:table-column-properties style:column-width="0.8076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6.6167in" table:align="margins"/>
    </style:style>
    <style:style style:name="Table11.A" style:family="table-column">
      <style:table-column-properties style:column-width="0.5639in" style:rel-column-width="5585*"/>
    </style:style>
    <style:style style:name="Table11.B" style:family="table-column">
      <style:table-column-properties style:column-width="2.691in" style:rel-column-width="26651*"/>
    </style:style>
    <style:style style:name="Table11.C" style:family="table-column">
      <style:table-column-properties style:column-width="3.3618in" style:rel-column-width="33299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9771in" table:align="margins"/>
    </style:style>
    <style:style style:name="Table15.A" style:family="table-column">
      <style:table-column-properties style:column-width="5.9771in" style:rel-column-width="65535*"/>
    </style:style>
    <style:style style:name="Table15.A1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1778in" table:align="margins"/>
    </style:style>
    <style:style style:name="Table17.A" style:family="table-column">
      <style:table-column-properties style:column-width="0.8222in" style:rel-column-width="16953*"/>
    </style:style>
    <style:style style:name="Table17.B" style:family="table-column">
      <style:table-column-properties style:column-width="2.3556in" style:rel-column-width="48582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="none"/>
    </style:style>
    <style:style style:name="Table17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3.2861in" table:align="margins"/>
    </style:style>
    <style:style style:name="Table20.A" style:family="table-column">
      <style:table-column-properties style:column-width="0.7549in" style:rel-column-width="15057*"/>
    </style:style>
    <style:style style:name="Table20.B" style:family="table-column">
      <style:table-column-properties style:column-width="2.5313in" style:rel-column-width="50478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0.A3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9" style:family="table">
      <style:table-properties style:width="0.8076in" table:align="margins"/>
    </style:style>
    <style:style style:name="Table9.A" style:family="table-column">
      <style:table-column-properties style:column-width="0.8076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6.6167in" table:align="margins"/>
    </style:style>
    <style:style style:name="Table11.A" style:family="table-column">
      <style:table-column-properties style:column-width="0.5639in" style:rel-column-width="5585*"/>
    </style:style>
    <style:style style:name="Table11.B" style:family="table-column">
      <style:table-column-properties style:column-width="2.691in" style:rel-column-width="26651*"/>
    </style:style>
    <style:style style:name="Table11.C" style:family="table-column">
      <style:table-column-properties style:column-width="3.3618in" style:rel-column-width="33299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9771in" table:align="margins"/>
    </style:style>
    <style:style style:name="Table15.A" style:family="table-column">
      <style:table-column-properties style:column-width="5.9771in" style:rel-column-width="65535*"/>
    </style:style>
    <style:style style:name="Table15.A1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1778in" table:align="margins"/>
    </style:style>
    <style:style style:name="Table17.A" style:family="table-column">
      <style:table-column-properties style:column-width="0.8222in" style:rel-column-width="16953*"/>
    </style:style>
    <style:style style:name="Table17.B" style:family="table-column">
      <style:table-column-properties style:column-width="2.3556in" style:rel-column-width="48582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="none"/>
    </style:style>
    <style:style style:name="Table17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3.2861in" table:align="margins"/>
    </style:style>
    <style:style style:name="Table20.A" style:family="table-column">
      <style:table-column-properties style:column-width="0.7549in" style:rel-column-width="15057*"/>
    </style:style>
    <style:style style:name="Table20.B" style:family="table-column">
      <style:table-column-properties style:column-width="2.5313in" style:rel-column-width="50478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0.A3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15" style:family="table">
      <style:table-properties style:width="5.9771in" table:align="margins"/>
    </style:style>
    <style:style style:name="Table15.A" style:family="table-column">
      <style:table-column-properties style:column-width="5.9771in" style:rel-column-width="65535*"/>
    </style:style>
    <style:style style:name="Table15.A1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1778in" table:align="margins"/>
    </style:style>
    <style:style style:name="Table17.A" style:family="table-column">
      <style:table-column-properties style:column-width="0.8222in" style:rel-column-width="16953*"/>
    </style:style>
    <style:style style:name="Table17.B" style:family="table-column">
      <style:table-column-properties style:column-width="2.3556in" style:rel-column-width="48582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="none"/>
    </style:style>
    <style:style style:name="Table17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18" style:family="table">
      <style:table-properties style:width="3.1014in" table:align="margins"/>
    </style:style>
    <style:style style:name="Table18.A" style:family="table-column">
      <style:table-column-properties style:column-width="0.7292in" style:rel-column-width="15415*"/>
    </style:style>
    <style:style style:name="Table18.B" style:family="table-column">
      <style:table-column-properties style:column-width="0.5354in" style:rel-column-width="11317*"/>
    </style:style>
    <style:style style:name="Table18.C" style:family="table-column">
      <style:table-column-properties style:column-width="0.6063in" style:rel-column-width="12806*"/>
    </style:style>
    <style:style style:name="Table18.D" style:family="table-column">
      <style:table-column-properties style:column-width="0.6069in" style:rel-column-width="12820*"/>
    </style:style>
    <style:style style:name="Table18.E" style:family="table-column">
      <style:table-column-properties style:column-width="0.6236in" style:rel-column-width="13177*"/>
    </style:style>
    <style:style style:name="Table18.A1" style:family="table-cell">
      <style:table-cell-properties fo:padding="0.0382in" fo:border-left="none" fo:border-right="none" fo:border-top="0.5pt solid #000000" fo:border-bottom="0.5pt solid #000000"/>
    </style:style>
    <style:style style:name="Table18.B1" style:family="table-cell">
      <style:table-cell-properties fo:padding="0.0382in" fo:border-left="none" fo:border-right="none" fo:border-top="0.5pt solid #000000" fo:border-bottom="none"/>
    </style:style>
    <style:style style:name="Table18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3.1014in" table:align="margins"/>
    </style:style>
    <style:style style:name="Table19.A" style:family="table-column">
      <style:table-column-properties style:column-width="1.034in" style:rel-column-width="2184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3.2861in" table:align="margins"/>
    </style:style>
    <style:style style:name="Table20.A" style:family="table-column">
      <style:table-column-properties style:column-width="0.7549in" style:rel-column-width="15057*"/>
    </style:style>
    <style:style style:name="Table20.B" style:family="table-column">
      <style:table-column-properties style:column-width="2.5313in" style:rel-column-width="50478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A2" style:family="table-cell">
      <style:table-cell-properties fo:padding="0.0382in" fo:border-left="none" fo:border-right="none" fo:border-top="none" fo:border-bottom="0.5pt solid #000000"/>
    </style:style>
    <style:style style:name="Table20.A3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21" style:family="table">
      <style:table-properties style:width="3.2097in" table:align="margins"/>
    </style:style>
    <style:style style:name="Table21.A" style:family="table-column">
      <style:table-column-properties style:column-width="0.7549in" style:rel-column-width="15415*"/>
    </style:style>
    <style:style style:name="Table21.B" style:family="table-column">
      <style:table-column-properties style:column-width="0.5542in" style:rel-column-width="11317*"/>
    </style:style>
    <style:style style:name="Table21.C" style:family="table-column">
      <style:table-column-properties style:column-width="0.6271in" style:rel-column-width="12806*"/>
    </style:style>
    <style:style style:name="Table21.D" style:family="table-column">
      <style:table-column-properties style:column-width="0.6278in" style:rel-column-width="12820*"/>
    </style:style>
    <style:style style:name="Table21.E" style:family="table-column">
      <style:table-column-properties style:column-width="0.6451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2097in" table:align="margins"/>
    </style:style>
    <style:style style:name="Table22.A" style:family="table-column">
      <style:table-column-properties style:column-width="1.0701in" style:rel-column-width="21845*"/>
    </style:style>
    <style:style style:name="Table22.A1" style:family="table-cell">
      <style:table-cell-properties fo:padding="0.0382in" fo:border="non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0.2465in" style:rel-column-width="2413*"/>
    </style:style>
    <style:style style:name="Table24.B" style:family="table-column">
      <style:table-column-properties style:column-width="2.3764in" style:rel-column-width="23268*"/>
    </style:style>
    <style:style style:name="Table24.C" style:family="table-column">
      <style:table-column-properties style:column-width="0.7229in" style:rel-column-width="7078*"/>
    </style:style>
    <style:style style:name="Table24.D" style:family="table-column">
      <style:table-column-properties style:column-width="3.3472in" style:rel-column-width="32776*"/>
    </style:style>
    <style:style style:name="Table24.A1" style:family="table-cell">
      <style:table-cell-properties fo:padding="0.0382in" fo:border-left="0.5pt solid #000000" fo:border-right="none" fo:border-top="0.5pt solid #000000" fo:border-bottom="none"/>
    </style:style>
    <style:style style:name="Table24.D1" style:family="table-cell">
      <style:table-cell-properties fo:padding="0.0382in" fo:border-left="none" fo:border-right="0.5pt solid #000000" fo:border-top="0.5pt solid #000000" fo:border-bottom="none"/>
    </style:style>
    <style:style style:name="Table24.A2" style:family="table-cell">
      <style:table-cell-properties fo:padding="0.0382in" fo:border-left="0.5pt solid #000000" fo:border-right="none" fo:border-top="none" fo:border-bottom="none"/>
    </style:style>
    <style:style style:name="Table24.C2" style:family="table-cell">
      <style:table-cell-properties fo:padding="0.0382in" fo:border-left="none" fo:border-right="0.5pt solid #000000" fo:border-top="none" fo:border-bottom="none"/>
    </style:style>
    <style:style style:name="Table24.A3" style:family="table-cell">
      <style:table-cell-properties style:vertical-align="middle" fo:padding="0.0382in" fo:border-left="0.5pt solid #000000" fo:border-right="none" fo:border-top="none" fo:border-bottom="none"/>
    </style:style>
    <style:style style:name="Table24.B3" style:family="table-cell">
      <style:table-cell-properties style:vertical-align="middle" fo:padding="0.0382in" fo:border="none"/>
    </style:style>
    <style:style style:name="Table24.C3" style:family="table-cell">
      <style:table-cell-properties style:vertical-align="middle" fo:padding="0.0382in" fo:border-left="none" fo:border-right="0.5pt solid #000000" fo:border-top="none" fo:border-bottom="none"/>
    </style:style>
    <style:style style:name="Table24.A7" style:family="table-cell">
      <style:table-cell-properties style:vertical-align="middle" fo:background-color="#5983b0" fo:padding="0.0382in" fo:border-left="0.5pt solid #000000" fo:border-right="none" fo:border-top="none" fo:border-bottom="none">
        <style:background-image/>
      </style:table-cell-properties>
    </style:style>
    <style:style style:name="Table24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4.B14" style:family="table-cell">
      <style:table-cell-properties style:vertical-align="middle" fo:padding="0.0382in" fo:border-left="none" fo:border-right="none" fo:border-top="none" fo:border-bottom="0.5pt solid #000000"/>
    </style:style>
    <style:style style:name="Table24.C14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Table25" style:family="table">
      <style:table-properties style:width="3.2715in" table:align="margins"/>
    </style:style>
    <style:style style:name="Table25.A" style:family="table-column">
      <style:table-column-properties style:column-width="1.066in" style:rel-column-width="21358*"/>
    </style:style>
    <style:style style:name="Table25.B" style:family="table-column">
      <style:table-column-properties style:column-width="1.1243in" style:rel-column-width="22526*"/>
    </style:style>
    <style:style style:name="Table25.C" style:family="table-column">
      <style:table-column-properties style:column-width="1.0806in" style:rel-column-width="21651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26" style:family="table">
      <style:table-properties style:width="3.9944in" table:align="margins"/>
    </style:style>
    <style:style style:name="Table26.A" style:family="table-column">
      <style:table-column-properties style:column-width="3.9944in" style:rel-column-width="65535*"/>
    </style:style>
    <style:style style:name="Table26.A1" style:family="table-cell">
      <style:table-cell-properties fo:padding="0.0382in" fo:border-left="none" fo:border-right="none" fo:border-top="none" fo:border-bottom="0.5pt solid #000000"/>
    </style:style>
    <style:style style:name="Table27" style:family="table">
      <style:table-properties style:width="3.9944in" table:align="margins"/>
    </style:style>
    <style:style style:name="Table27.A" style:family="table-column">
      <style:table-column-properties style:column-width="3.9944in" style:rel-column-width="65535*"/>
    </style:style>
    <style:style style:name="Table27.A1" style:family="table-cell">
      <style:table-cell-properties fo:padding="0.0382in" fo:border-left="none" fo:border-right="none" fo:border-top="none" fo:border-bottom="0.5pt solid #000000"/>
    </style:style>
    <style:style style:name="Table28" style:family="table">
      <style:table-properties style:width="3.9944in" table:align="margins"/>
    </style:style>
    <style:style style:name="Table28.A" style:family="table-column">
      <style:table-column-properties style:column-width="3.9944in" style:rel-column-width="6553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3.9944in" table:align="margins"/>
    </style:style>
    <style:style style:name="Table8.A" style:family="table-column">
      <style:table-column-properties style:column-width="0.2465in" style:rel-column-width="4045*"/>
    </style:style>
    <style:style style:name="Table8.B" style:family="table-column">
      <style:table-column-properties style:column-width="1.2618in" style:rel-column-width="20705*"/>
    </style:style>
    <style:style style:name="Table8.C" style:family="table-column">
      <style:table-column-properties style:column-width="2.4861in" style:rel-column-width="4078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715in" table:align="margins"/>
    </style:style>
    <style:style style:name="Table25.A" style:family="table-column">
      <style:table-column-properties style:column-width="1.066in" style:rel-column-width="21358*"/>
    </style:style>
    <style:style style:name="Table25.B" style:family="table-column">
      <style:table-column-properties style:column-width="1.1243in" style:rel-column-width="22526*"/>
    </style:style>
    <style:style style:name="Table25.C" style:family="table-column">
      <style:table-column-properties style:column-width="1.0806in" style:rel-column-width="21651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26" style:family="table">
      <style:table-properties style:width="3.9944in" table:align="margins"/>
    </style:style>
    <style:style style:name="Table26.A" style:family="table-column">
      <style:table-column-properties style:column-width="3.9944in" style:rel-column-width="65535*"/>
    </style:style>
    <style:style style:name="Table26.A1" style:family="table-cell">
      <style:table-cell-properties fo:padding="0.0382in" fo:border-left="none" fo:border-right="none" fo:border-top="none" fo:border-bottom="0.5pt solid #000000"/>
    </style:style>
    <style:style style:name="Table27" style:family="table">
      <style:table-properties style:width="3.9944in" table:align="margins"/>
    </style:style>
    <style:style style:name="Table27.A" style:family="table-column">
      <style:table-column-properties style:column-width="3.9944in" style:rel-column-width="65535*"/>
    </style:style>
    <style:style style:name="Table27.A1" style:family="table-cell">
      <style:table-cell-properties fo:padding="0.0382in" fo:border-left="none" fo:border-right="none" fo:border-top="none" fo:border-bottom="0.5pt solid #000000"/>
    </style:style>
    <style:style style:name="Table28" style:family="table">
      <style:table-properties style:width="3.9944in" table:align="margins"/>
    </style:style>
    <style:style style:name="Table28.A" style:family="table-column">
      <style:table-column-properties style:column-width="3.9944in" style:rel-column-width="6553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3.9944in" table:align="margins"/>
    </style:style>
    <style:style style:name="Table8.A" style:family="table-column">
      <style:table-column-properties style:column-width="0.2465in" style:rel-column-width="4045*"/>
    </style:style>
    <style:style style:name="Table8.B" style:family="table-column">
      <style:table-column-properties style:column-width="1.2618in" style:rel-column-width="20705*"/>
    </style:style>
    <style:style style:name="Table8.C" style:family="table-column">
      <style:table-column-properties style:column-width="2.4861in" style:rel-column-width="4078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B" style:family="table-column">
      <style:table-column-properties style:column-width="3.3083in" style:rel-column-width="32768*"/>
    </style:style>
    <style:style style:name="Table3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3" style:family="paragraph" style:parent-style-name="Table_20_Contents">
      <style:text-properties fo:font-weight="bold" officeooo:rsid="001a116f" officeooo:paragraph-rsid="00435c9c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255a65"/>
    </style:style>
    <style:style style:name="P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2pt" officeooo:rsid="00164c8b" officeooo:paragraph-rsid="0027d78c" style:font-name-asian="Liberation Serif" style:font-size-asian="12pt" style:font-name-complex="Liberation Serif" style:font-size-complex="12pt"/>
    </style:style>
    <style:style style:name="P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2c6bb6" style:font-name-asian="Liberation Serif" style:font-size-asian="10pt" style:font-name-complex="Liberation Serif" style:font-size-complex="10pt"/>
    </style:style>
    <style:style style:name="P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d93f7" style:font-name-asian="Liberation Serif" style:font-size-asian="10pt" style:font-name-complex="Liberation Serif" style:font-size-complex="10pt"/>
    </style:style>
    <style:style style:name="P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58a8c" style:font-name-asian="Liberation Serif" style:font-size-asian="10pt" style:font-name-complex="Liberation Serif" style:font-size-complex="10pt"/>
    </style:style>
    <style:style style:name="P1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ed46f" style:font-name-asian="Liberation Serif" style:font-size-asian="10pt" style:font-name-complex="Liberation Serif" style:font-size-complex="10pt"/>
    </style:style>
    <style:style style:name="P1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0b062" style:font-name-asian="Liberation Serif" style:font-size-asian="10pt" style:font-name-complex="Liberation Serif" style:font-size-complex="10pt"/>
    </style:style>
    <style:style style:name="P1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35c9c" style:font-name-asian="Liberation Serif" style:font-size-asian="10pt" style:font-name-complex="Liberation Serif" style:font-size-complex="10pt"/>
    </style:style>
    <style:style style:name="P1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3bd60" style:font-name-asian="Liberation Serif" style:font-size-asian="10pt" style:font-name-complex="Liberation Serif" style:font-size-complex="10pt"/>
    </style:style>
    <style:style style:name="P1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48bcd" style:font-name-asian="Liberation Serif" style:font-size-asian="10pt" style:font-name-complex="Liberation Serif" style:font-size-complex="10pt"/>
    </style:style>
    <style:style style:name="P1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4c38c" style:font-name-asian="Liberation Serif" style:font-size-asian="10pt" style:font-name-complex="Liberation Serif" style:font-size-complex="10pt"/>
    </style:style>
    <style:style style:name="P1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64d88" style:font-name-asian="Liberation Serif" style:font-size-asian="10pt" style:font-name-complex="Liberation Serif" style:font-size-complex="10pt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0b062" officeooo:paragraph-rsid="0040b062" style:font-name-asian="Liberation Serif" style:font-size-asian="10pt" style:font-name-complex="Liberation Serif" style:font-size-complex="10pt"/>
    </style:style>
    <style:style style:name="P1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276a5" officeooo:paragraph-rsid="004276a5" style:font-name-asian="Liberation Serif" style:font-size-asian="10pt" style:font-name-complex="Liberation Serif" style:font-size-complex="10pt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276a5" officeooo:paragraph-rsid="00435c9c" style:font-name-asian="Liberation Serif" style:font-size-asian="10pt" style:font-name-complex="Liberation Serif" style:font-size-complex="10pt"/>
    </style:style>
    <style:style style:name="P2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276a5" officeooo:paragraph-rsid="00448bcd" style:font-name-asian="Liberation Serif" style:font-size-asian="10pt" style:font-name-complex="Liberation Serif" style:font-size-complex="10pt"/>
    </style:style>
    <style:style style:name="P2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35c9c" officeooo:paragraph-rsid="00435c9c" style:font-name-asian="Liberation Serif" style:font-size-asian="10pt" style:font-name-complex="Liberation Serif" style:font-size-complex="10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48bcd" officeooo:paragraph-rsid="00448bcd" style:font-name-asian="Liberation Serif" style:font-size-asian="10pt" style:font-name-complex="Liberation Serif" style:font-size-complex="10pt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4c38c" officeooo:paragraph-rsid="0044c38c" style:font-name-asian="Liberation Serif" style:font-size-asian="10pt" style:font-name-complex="Liberation Serif" style:font-size-complex="10pt"/>
    </style:style>
    <style:style style:name="P2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fo:font-style="italic" officeooo:rsid="00164c8b" officeooo:paragraph-rsid="0043bd60" style:font-name-asian="Liberation Serif" style:font-size-asian="10pt" style:font-style-asian="italic" style:font-name-complex="Liberation Serif" style:font-size-complex="10pt" style:font-style-complex="italic"/>
    </style:style>
    <style:style style:name="P2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style:text-underline-style="none" officeooo:rsid="00164c8b" officeooo:paragraph-rsid="00435c9c" style:font-name-asian="Liberation Serif" style:font-size-asian="10pt" style:font-name-complex="Liberation Serif" style:font-size-complex="10pt"/>
    </style:style>
    <style:style style:name="P26" style:family="paragraph" style:parent-style-name="Table_20_Contents"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27" style:family="paragraph" style:parent-style-name="Table_20_Contents">
      <style:text-properties style:font-name="Liberation Serif" fo:font-size="10.5pt" officeooo:rsid="0027d78c" officeooo:paragraph-rsid="0027d78c" style:font-name-asian="Liberation Serif" style:font-size-asian="10.5pt" style:font-name-complex="Liberation Serif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7d78c" officeooo:paragraph-rsid="0027d78c" style:font-name-asian="Liberation Serif" style:font-size-asian="10.5pt" style:font-weight-asian="bold" style:font-name-complex="Liberation Serif" style:font-size-complex="10.5pt" style:font-weight-complex="bold"/>
    </style:style>
    <style:style style:name="P29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Liberation Serif" fo:font-size="11pt" style:text-underline-style="solid" style:text-underline-width="auto" style:text-underline-color="font-color" fo:font-weight="bold" officeooo:rsid="003ed46f" officeooo:paragraph-rsid="003ed46f" style:font-name-asian="Liberation Serif" style:font-size-asian="11pt" style:font-weight-asian="bold" style:font-name-complex="Liberation Serif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8pt" officeooo:rsid="0014ab39" officeooo:paragraph-rsid="00435c9c" style:font-name-asian="Liberation Serif" style:font-size-asian="8pt" style:font-name-complex="Liberation Serif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8pt" officeooo:rsid="001c7c56" officeooo:paragraph-rsid="00435c9c" style:font-name-asian="Liberation Serif" style:font-size-asian="8pt" style:font-name-complex="Liberation Serif" style:font-size-complex="8pt"/>
    </style:style>
    <style:style style:name="P32" style:family="paragraph" style:parent-style-name="Table_20_Contents">
      <style:text-properties fo:font-size="10pt" fo:font-style="italic" officeooo:rsid="002cc6f7" officeooo:paragraph-rsid="002cc6f7" style:font-size-asian="8.75pt" style:font-style-asian="italic" style:font-size-complex="10pt" style:font-style-complex="italic"/>
    </style:style>
    <style:style style:name="P33" style:family="paragraph" style:parent-style-name="Table_20_Contents">
      <style:text-properties fo:font-size="10pt" fo:font-style="italic" officeooo:rsid="0024ce0f" officeooo:paragraph-rsid="00435c9c" style:font-size-asian="10pt" style:font-style-asian="italic" style:font-size-complex="10pt" style:font-style-complex="italic"/>
    </style:style>
    <style:style style:name="P34" style:family="paragraph" style:parent-style-name="Table_20_Contents">
      <style:text-properties fo:font-size="10pt" fo:font-style="italic" officeooo:rsid="0044c38c" officeooo:paragraph-rsid="0044c38c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435c9c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10pt" fo:font-weight="bold" officeooo:rsid="001e150b" officeooo:paragraph-rsid="00435c9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officeooo:paragraph-rsid="00435c9c" style:font-size-asian="10pt" style:font-size-complex="10pt"/>
    </style:style>
    <style:style style:name="P38" style:family="paragraph" style:parent-style-name="Table_20_Contents">
      <style:text-properties fo:font-size="10pt" fo:font-weight="normal" officeooo:rsid="001a116f" officeooo:paragraph-rsid="00435c9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435c9c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fo:font-size="10pt" style:font-size-asian="8.75pt" style:font-size-complex="10pt"/>
    </style:style>
    <style:style style:name="P41" style:family="paragraph" style:parent-style-name="Table_20_Contents">
      <style:paragraph-properties fo:margin-top="0in" fo:margin-bottom="1in" style:contextual-spacing="false"/>
      <style:text-properties fo:font-size="10pt" style:font-size-asian="8.75pt" style:font-size-complex="10pt"/>
    </style:style>
    <style:style style:name="P42" style:family="paragraph" style:parent-style-name="Table_20_Contents">
      <style:text-properties fo:font-size="14pt" style:text-underline-style="solid" style:text-underline-width="auto" style:text-underline-color="font-color" fo:font-weight="bold" officeooo:rsid="0027d78c" officeooo:paragraph-rsid="0027d78c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fo:font-size="14pt" style:text-underline-style="solid" style:text-underline-width="auto" style:text-underline-color="font-color" fo:font-weight="bold" officeooo:rsid="00342e9b" officeooo:paragraph-rsid="00342e9b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fo:font-size="14pt" style:text-underline-style="solid" style:text-underline-width="auto" style:text-underline-color="font-color" fo:font-weight="bold" officeooo:rsid="00143e4d" officeooo:paragraph-rsid="003b9b19" style:font-size-asian="14pt" style:font-weight-asian="bold" style:font-size-complex="14pt" style:font-weight-complex="bold"/>
    </style:style>
    <style:style style:name="P45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435c9c" style:font-size-asian="14pt" style:font-weight-asian="bold" style:font-size-complex="14pt" style:font-weight-complex="bold"/>
    </style:style>
    <style:style style:name="P46" style:family="paragraph" style:parent-style-name="Table_20_Contents">
      <style:text-properties fo:font-size="14pt" style:text-underline-style="solid" style:text-underline-width="auto" style:text-underline-color="font-color" fo:font-weight="bold" officeooo:rsid="00435c9c" officeooo:paragraph-rsid="00435c9c" style:font-size-asian="14pt" style:font-weight-asian="bold" style:font-size-complex="14pt" style:font-weight-complex="bold"/>
    </style:style>
    <style:style style:name="P47" style:family="paragraph" style:parent-style-name="Table_20_Contents">
      <style:text-properties officeooo:rsid="002454b3" officeooo:paragraph-rsid="002c6bb6"/>
    </style:style>
    <style:style style:name="P48" style:family="paragraph" style:parent-style-name="Table_20_Contents">
      <style:text-properties officeooo:rsid="002454b3" officeooo:paragraph-rsid="00435c9c"/>
    </style:style>
    <style:style style:name="P49" style:family="paragraph" style:parent-style-name="Text_20_body">
      <style:paragraph-properties fo:margin-top="0in" fo:margin-bottom="0in" style:contextual-spacing="false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52" style:family="paragraph" style:parent-style-name="Standard">
      <style:text-properties officeooo:paragraph-rsid="002c6bb6"/>
    </style:style>
    <style:style style:name="P53" style:family="paragraph" style:parent-style-name="Standard">
      <style:text-properties officeooo:paragraph-rsid="00435c9c"/>
    </style:style>
    <style:style style:name="P54" style:family="paragraph" style:parent-style-name="Table_20_Contents">
      <style:text-properties officeooo:paragraph-rsid="00435c9c"/>
    </style:style>
    <style:style style:name="P55" style:family="paragraph" style:parent-style-name="Table_20_Contents">
      <style:paragraph-properties fo:margin-top="0in" fo:margin-bottom="0in" style:contextual-spacing="false"/>
      <style:text-properties officeooo:paragraph-rsid="00435c9c"/>
    </style:style>
    <style:style style:name="P56" style:family="paragraph" style:parent-style-name="Standard">
      <style:text-properties officeooo:paragraph-rsid="001fb4c4"/>
    </style:style>
    <style:style style:name="P57" style:family="paragraph" style:parent-style-name="Standard">
      <style:paragraph-properties fo:text-align="start" style:justify-single-word="false"/>
      <style:text-properties fo:font-size="8pt" fo:font-weight="bold" officeooo:rsid="0014ab39" officeooo:paragraph-rsid="00435c9c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435c9c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435c9c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435c9c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435c9c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435c9c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8pt" officeooo:rsid="0014ab39" officeooo:paragraph-rsid="00435c9c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fo:font-size="8pt" officeooo:paragraph-rsid="00435c9c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fo:font-size="8pt" officeooo:rsid="001e150b" officeooo:paragraph-rsid="00435c9c" style:font-size-asian="8pt" style:font-size-complex="8pt"/>
    </style:style>
    <style:style style:name="P66" style:family="paragraph" style:parent-style-name="Standard">
      <style:text-properties fo:font-size="10.5pt" officeooo:rsid="001a116f" officeooo:paragraph-rsid="00435c9c" style:font-size-asian="10.5pt" style:font-size-complex="10.5pt"/>
    </style:style>
    <style:style style:name="P67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435c9c" style:font-size-asian="10.5pt" style:font-size-complex="10.5pt"/>
    </style:style>
    <style:style style:name="P68" style:family="paragraph" style:parent-style-name="Table_20_Contents">
      <style:text-properties fo:font-size="10.5pt" officeooo:paragraph-rsid="00435c9c" style:font-size-asian="10.5pt" style:font-size-complex="10.5pt"/>
    </style:style>
    <style:style style:name="P69" style:family="paragraph" style:parent-style-name="Table_20_Contents">
      <style:text-properties fo:font-size="10.5pt" fo:font-weight="bold" officeooo:rsid="001fb4c4" officeooo:paragraph-rsid="00435c9c" style:font-size-asian="10.5pt" style:font-weight-asian="bold" style:font-size-complex="10.5pt" style:font-weight-complex="bold"/>
    </style:style>
    <style:style style:name="P70" style:family="paragraph" style:parent-style-name="Table_20_Contents">
      <style:text-properties fo:font-size="10.5pt" fo:font-weight="bold" officeooo:rsid="001a8e41" officeooo:paragraph-rsid="00435c9c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435c9c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dddddd" loext:opacity="100%" fo:font-style="italic" officeooo:rsid="00327293" officeooo:paragraph-rsid="00327293" style:font-style-asian="italic" style:font-style-complex="italic"/>
    </style:style>
    <style:style style:name="P73" style:family="paragraph" style:parent-style-name="Table_20_Contents">
      <style:text-properties fo:color="#dddddd" loext:opacity="100%" fo:font-style="italic" officeooo:rsid="00327293" officeooo:paragraph-rsid="00327293" style:font-style-asian="italic" style:font-style-complex="italic"/>
    </style:style>
    <style:style style:name="P7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dddddd" loext:opacity="100%" style:font-name="Liberation Serif" fo:font-size="10pt" officeooo:rsid="0040b062" officeooo:paragraph-rsid="0040b062" style:font-name-asian="Liberation Serif" style:font-size-asian="10pt" style:font-name-complex="Liberation Serif" style:font-size-complex="10pt"/>
    </style:style>
    <style:style style:name="P7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dddddd" loext:opacity="100%" style:font-name="Liberation Serif" fo:font-size="10pt" officeooo:rsid="0040b062" officeooo:paragraph-rsid="00448bcd" style:font-name-asian="Liberation Serif" style:font-size-asian="10pt" style:font-name-complex="Liberation Serif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999999" loext:opacity="100%" fo:font-size="10pt" officeooo:rsid="0043bd60" officeooo:paragraph-rsid="0043bd60" style:font-size-asian="8.75pt" style:font-size-complex="10pt"/>
    </style:style>
    <style:style style:name="P7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24ce0f" officeooo:paragraph-rsid="00435c9c" style:font-name-asian="Liberation Serif" style:font-size-asian="10pt" style:font-name-complex="Liberation Serif" style:font-size-complex="10pt"/>
    </style:style>
    <style:style style:name="P7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255a65" officeooo:paragraph-rsid="00435c9c" style:font-name-asian="Liberation Serif" style:font-size-asian="10pt" style:font-name-complex="Liberation Serif" style:font-size-complex="10pt"/>
    </style:style>
    <style:style style:name="P7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0b062" style:font-name-asian="Liberation Serif" style:font-size-asian="10pt" style:font-name-complex="Liberation Serif" style:font-size-complex="10pt"/>
    </style:style>
    <style:style style:name="P8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3ed46f" style:font-name-asian="Liberation Serif" style:font-size-asian="10pt" style:font-name-complex="Liberation Serif" style:font-size-complex="10pt"/>
    </style:style>
    <style:style style:name="P8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47bf2f" style:font-name-asian="Liberation Serif" style:font-size-asian="10pt" style:font-name-complex="Liberation Serif" style:font-size-complex="10pt"/>
    </style:style>
    <style:style style:name="P8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0b062" officeooo:paragraph-rsid="0040b062" style:font-name-asian="Liberation Serif" style:font-size-asian="10pt" style:font-name-complex="Liberation Serif" style:font-size-complex="10pt"/>
    </style:style>
    <style:style style:name="P8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47bf2f" officeooo:paragraph-rsid="0047bf2f" style:font-name-asian="Liberation Serif" style:font-size-asian="10pt" style:font-name-complex="Liberation Serif" style:font-size-complex="10pt"/>
    </style:style>
    <style:style style:name="P8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fo:font-style="italic" officeooo:rsid="00164c8b" officeooo:paragraph-rsid="0047bf2f" style:font-name-asian="Liberation Serif" style:font-size-asian="10pt" style:font-style-asian="italic" style:font-name-complex="Liberation Serif" style:font-size-complex="10pt" style:font-style-complex="italic"/>
    </style:style>
    <style:style style:name="P8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dddddd" loext:opacity="100%" style:font-name="Liberation Serif" fo:font-size="10pt" officeooo:rsid="0040b062" officeooo:paragraph-rsid="00448bcd" style:font-name-asian="Liberation Serif" style:font-size-asian="10pt" style:font-name-complex="Liberation Serif" style:font-size-complex="10pt"/>
    </style:style>
    <style:style style:name="T1" style:family="text">
      <style:text-properties officeooo:rsid="0043bd60"/>
    </style:style>
    <style:style style:name="T2" style:family="text">
      <style:text-properties officeooo:rsid="002c6bb6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1c7c56" style:font-name-asian="Liberation Serif" style:font-name-complex="Liberation Serif"/>
    </style:style>
    <style:style style:name="T5" style:family="text">
      <style:text-properties style:font-name="Liberation Serif" officeooo:rsid="001d3d98" style:font-name-asian="Liberation Serif" style:font-name-complex="Liberation Serif"/>
    </style:style>
    <style:style style:name="T6" style:family="text">
      <style:text-properties style:font-name="Liberation Serif" officeooo:rsid="0014ab39" style:font-name-asian="Liberation Serif" style:font-name-complex="Liberation Serif"/>
    </style:style>
    <style:style style:name="T7" style:family="text">
      <style:text-properties style:font-name="Liberation Serif" officeooo:rsid="001e150b" style:font-name-asian="Liberation Serif" style:font-name-complex="Liberation Serif"/>
    </style:style>
    <style:style style:name="T8" style:family="text">
      <style:text-properties style:font-name="Liberation Serif" officeooo:rsid="001fb4c4" style:font-name-asian="Liberation Serif" style:font-name-complex="Liberation Serif"/>
    </style:style>
    <style:style style:name="T9" style:family="text">
      <style:text-properties style:font-name="Liberation Serif" officeooo:rsid="0020143c" style:font-name-asian="Liberation Serif" style:font-name-complex="Liberation Serif"/>
    </style:style>
    <style:style style:name="T10" style:family="text">
      <style:text-properties style:font-name="Liberation Serif" officeooo:rsid="0021da3f" style:font-name-asian="Liberation Serif" style:font-name-complex="Liberation Serif"/>
    </style:style>
    <style:style style:name="T11" style:family="text">
      <style:text-properties style:font-name="Liberation Serif" officeooo:rsid="00378172" style:font-name-asian="Liberation Serif" style:font-name-complex="Liberation Serif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454b3"/>
    </style:style>
    <style:style style:name="T15" style:family="text">
      <style:text-properties officeooo:rsid="0024ce0f"/>
    </style:style>
    <style:style style:name="T16" style:family="text">
      <style:text-properties officeooo:rsid="00255a65"/>
    </style:style>
    <style:style style:name="T17" style:family="text">
      <style:text-properties officeooo:rsid="0027d78c"/>
    </style:style>
    <style:style style:name="T18" style:family="text">
      <style:text-properties officeooo:rsid="00286f1e"/>
    </style:style>
    <style:style style:name="T19" style:family="text">
      <style:text-properties officeooo:rsid="00342e9b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454b3"/>
    </style:style>
    <style:style style:name="T22" style:family="text">
      <style:text-properties style:text-underline-style="none" officeooo:rsid="00342e9b"/>
    </style:style>
    <style:style style:name="T23" style:family="text">
      <style:text-properties style:text-underline-style="none" officeooo:rsid="003b9b19"/>
    </style:style>
    <style:style style:name="T24" style:family="text">
      <style:text-properties style:text-underline-style="none" officeooo:rsid="003d93f7"/>
    </style:style>
    <style:style style:name="T25" style:family="text">
      <style:text-properties officeooo:rsid="00358a8c"/>
    </style:style>
    <style:style style:name="T26" style:family="text">
      <style:text-properties officeooo:rsid="003a5782"/>
    </style:style>
    <style:style style:name="T27" style:family="text">
      <style:text-properties officeooo:rsid="003b9b19"/>
    </style:style>
    <style:style style:name="T28" style:family="text">
      <style:text-properties officeooo:rsid="003ed46f"/>
    </style:style>
    <style:style style:name="T29" style:family="text">
      <style:text-properties fo:font-size="10.5pt" style:text-underline-style="none" fo:font-weight="normal" officeooo:rsid="004276a5" style:font-size-asian="10.5pt" style:font-weight-asian="normal" style:font-size-complex="10.5pt" style:font-weight-complex="normal"/>
    </style:style>
    <style:style style:name="T30" style:family="text">
      <style:text-properties officeooo:rsid="00164c8b"/>
    </style:style>
    <style:style style:name="T31" style:family="text">
      <style:text-properties officeooo:rsid="00435c9c"/>
    </style:style>
    <style:style style:name="T32" style:family="text">
      <style:text-properties fo:color="#2a6099" loext:opacity="100%" fo:font-size="8pt" fo:font-style="italic" style:text-underline-style="none" fo:font-weight="normal" officeooo:rsid="004276a5" style:font-size-asian="8pt" style:font-style-asian="italic" style:font-weight-asian="normal" style:font-size-complex="8pt" style:font-style-complex="italic" style:font-weight-complex="normal"/>
    </style:style>
    <style:style style:name="T33" style:family="text">
      <style:text-properties fo:color="#2a6099" loext:opacity="100%" fo:font-size="8pt" fo:font-style="italic" style:text-underline-style="none" fo:font-weight="normal" officeooo:rsid="00386158" style:font-size-asian="8pt" style:font-style-asian="italic" style:font-weight-asian="normal" style:font-size-complex="8pt" style:font-style-complex="italic" style:font-weight-complex="normal"/>
    </style:style>
    <style:style style:name="T34" style:family="text">
      <style:text-properties fo:color="#2a6099" loext:opacity="100%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2a6099" loext:opacity="100%" fo:font-size="8pt" fo:font-style="italic" officeooo:rsid="0040b062" style:font-size-asian="8pt" style:font-style-asian="italic" style:font-size-complex="8pt" style:font-style-complex="italic"/>
    </style:style>
    <style:style style:name="T36" style:family="text">
      <style:text-properties fo:color="#2a6099" loext:opacity="100%" fo:font-size="8pt" fo:font-style="italic" officeooo:rsid="003ed46f" style:font-size-asian="8pt" style:font-style-asian="italic" style:font-size-complex="8pt" style:font-style-complex="italic"/>
    </style:style>
    <style:style style:name="T37" style:family="text">
      <style:text-properties fo:color="#2a6099" loext:opacity="100%" fo:font-size="8pt" fo:font-style="italic" officeooo:rsid="00435c9c" style:font-size-asian="8pt" style:font-style-asian="italic" style:font-size-complex="8pt" style:font-style-complex="italic"/>
    </style:style>
    <style:style style:name="T38" style:family="text">
      <style:text-properties officeooo:rsid="00448bcd"/>
    </style:style>
    <style:style style:name="T39" style:family="text">
      <style:text-properties officeooo:rsid="0044c38c"/>
    </style:style>
    <style:style style:name="T40" style:family="text">
      <style:text-properties officeooo:rsid="00464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53285628960"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3853285800192">
                <table:table-cell table:style-name="Table4.A1" office:value-type="string">
                  <text:p text:style-name="P72">Context</text:p>
                </table:table-cell>
              </table:table-row>
            </table:table>
            <text:p text:style-name="P2"/>
          </table:table-cell>
          <table:table-cell table:style-name="Table1.B1" office:value-type="string">
            <table:table table:name="Table5" table:style-name="Table5">
              <table:table-column table:style-name="Table5.A"/>
              <table:table-row table:style-name="TableLine93853285803120">
                <table:table-cell table:style-name="Table5.A1" office:value-type="string">
                  <text:p text:style-name="P73">Subject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93853285810304">
                <table:table-cell table:style-name="Table7.A1" office:value-type="string">
                  <text:p text:style-name="P50"/>
                </table:table-cell>
                <table:table-cell table:style-name="Table7.B1" office:value-type="string">
                  <text:p text:style-name="P50"/>
                </table:table-cell>
                <table:table-cell table:style-name="Table7.C1" office:value-type="string">
                  <text:p text:style-name="P50">/</text:p>
                </table:table-cell>
                <table:table-cell table:style-name="Table7.A1" office:value-type="string">
                  <text:p text:style-name="P50"/>
                </table:table-cell>
                <table:table-cell table:style-name="Table7.B1" office:value-type="string">
                  <text:p text:style-name="P50"/>
                </table:table-cell>
                <table:table-cell table:style-name="Table7.C1" office:value-type="string">
                  <text:p text:style-name="P50">/</text:p>
                </table:table-cell>
                <table:table-cell table:style-name="Table7.A1" office:value-type="string">
                  <text:p text:style-name="P51">2</text:p>
                </table:table-cell>
                <table:table-cell table:style-name="Table7.A1" office:value-type="string">
                  <text:p text:style-name="P51">0</text:p>
                </table:table-cell>
                <table:table-cell table:style-name="Table7.A1" office:value-type="string">
                  <text:p text:style-name="P51">2</text:p>
                </table:table-cell>
                <table:table-cell table:style-name="Table7.B1" office:value-type="string">
                  <text:p text:style-name="P72">2</text:p>
                </table:table-cell>
              </table:table-row>
            </table:table>
            <text:p text:style-name="Table_20_Contents"/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Line93853285827152">
          <table:table-cell table:style-name="Table2.A1" office:value-type="string">
            <text:p text:style-name="P44">User Story, <text:span text:style-name="T27">Discussions and Brain Storming</text:span><text:span text:style-name="T23"> </text:span></text:p>
          </table:table-cell>
        </table:table-row>
        <table:table-row table:style-name="Table2.2">
          <table:table-cell table:style-name="Table2.A2" office:value-type="string">
            <table:table table:name="Table23" table:style-name="Table23">
              <table:table-column table:style-name="Table23.A"/>
              <table:table-column table:style-name="Table23.B"/>
              <table:table-row table:style-name="TableLine93853285829024">
                <table:table-cell table:style-name="Table23.A1" office:value-type="string">
                  <text:p text:style-name="P76">Data Trasfer Objects (Request)</text:p>
                </table:table-cell>
                <table:table-cell table:style-name="Table23.B1" office:value-type="string">
                  <text:p text:style-name="P76">Data Trasfer Objects (Response)</text:p>
                </table:table-cell>
              </table:table-row>
              <table:table-row table:style-name="TableLine93853285836896">
                <table:table-cell table:style-name="Table23.A2" office:value-type="string">
                  <text:p text:style-name="P40"/>
                </table:table-cell>
                <table:table-cell table:style-name="Table23.B2" office:value-type="string">
                  <text:p text:style-name="P41"/>
                </table:table-cell>
              </table:table-row>
            </table:table>
            <text:p text:style-name="P32"/>
          </table:table-cell>
        </table:table-row>
      </table:table>
      <text:p text:style-name="P56"/>
      <table:table table:name="Table10" table:style-name="Table10">
        <table:table-column table:style-name="Table10.A"/>
        <table:table-column table:style-name="Table10.B"/>
        <table:table-row table:style-name="TableLine93853285840144">
          <table:table-cell table:style-name="Table10.A1" office:value-type="string">
            <text:p text:style-name="P46">Security</text:p>
          </table:table-cell>
          <table:table-cell table:style-name="Table10.B1" office:value-type="string">
            <table:table table:name="Table12" table:style-name="Table12">
              <table:table-column table:style-name="Table12.A" table:number-columns-repeated="3"/>
              <table:table-row table:style-name="TableLine93853285841648">
                <table:table-cell table:style-name="Table12.A1" office:value-type="string">
                  <text:p text:style-name="P25"/>
                </table:table-cell>
                <table:table-cell table:style-name="Table12.A1" office:value-type="string">
                  <text:p text:style-name="P25"/>
                </table:table-cell>
                <table:table-cell table:style-name="Table12.A1" office:value-type="string">
                  <text:p text:style-name="P25"/>
                </table:table-cell>
              </table:table-row>
            </table:table>
            <text:p text:style-name="P48"/>
          </table:table-cell>
        </table:table-row>
        <table:table-row table:style-name="Table10.2">
          <table:table-cell table:style-name="Table10.A2" table:number-columns-spanned="2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 table:style-name="TableLine93853285845152">
                <table:table-cell table:style-name="Table13.A1" office:value-type="string">
                  <text:p text:style-name="P12">□ <text:s/>AllowAnonymous<text:span text:style-name="T14">.</text:span></text:p>
                </table:table-cell>
                <table:table-cell table:style-name="Table13.A1" office:value-type="string">
                  <text:p text:style-name="P12">□ <text:s/><text:span text:style-name="T18">Require Policy:</text:span></text:p>
                </table:table-cell>
                <table:table-cell table:style-name="Table13.C1" office:value-type="string">
                  <table:table table:name="Table14" table:style-name="Table14">
                    <table:table-column table:style-name="Table14.A"/>
                    <table:table-row table:style-name="TableLine93853285850560">
                      <table:table-cell table:style-name="Table14.A1" office:value-type="string">
                        <text:p text:style-name="P54"/>
                      </table:table-cell>
                    </table:table-row>
                  </table:table>
                  <text:p text:style-name="P54"/>
                </table:table-cell>
              </table:table-row>
            </table:table>
            <text:p text:style-name="P55"/>
          </table:table-cell>
          <table:covered-table-cell/>
        </table:table-row>
      </table:table>
      <text:p text:style-name="P5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853285863600">
          <table:table-cell table:style-name="Table6.A1" office:value-type="string">
            <text:p text:style-name="P45">Controller<text:span text:style-name="T20"> </text:span><text:span text:style-name="T29">[</text:span><text:span text:style-name="T32">Proj: </text:span><text:span text:style-name="T33">~/SharedKernel/Api.cs</text:span><text:span text:style-name="T29">]</text:span></text:p>
          </table:table-cell>
          <table:table-cell table:style-name="Table6.B1" office:value-type="string">
            <text:p text:style-name="P36">Version</text:p>
          </table:table-cell>
          <table:table-cell table:style-name="Table6.C1" office:value-type="string">
            <table:table table:name="Table9" table:style-name="Table9">
              <table:table-column table:style-name="Table9.A"/>
              <table:table-row table:style-name="TableLine93853285864816">
                <table:table-cell table:style-name="Table9.A1" office:value-type="string">
                  <text:p text:style-name="P37"/>
                </table:table-cell>
              </table:table-row>
            </table:table>
            <text:p text:style-name="P38"/>
          </table:table-cell>
        </table:table-row>
        <table:table-row table:style-name="TableLine93853286009392">
          <table:table-cell table:style-name="Table6.A2" table:number-columns-spanned="3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Line93853285873232">
                <table:table-cell table:style-name="Table11.A1" office:value-type="string">
                  <text:p text:style-name="P69">Route</text:p>
                </table:table-cell>
                <table:table-cell table:style-name="Table11.B1" table:number-columns-spanned="2" office:value-type="string">
                  <table:table table:name="Table15" table:style-name="Table15">
                    <table:table-column table:style-name="Table15.A"/>
                    <table:table-row table:style-name="TableLine93853285875904">
                      <table:table-cell table:style-name="Table15.A1" office:value-type="string">
                        <text:p text:style-name="P68"/>
                      </table:table-cell>
                    </table:table-row>
                  </table:table>
                  <text:p text:style-name="P68"/>
                </table:table-cell>
                <table:covered-table-cell/>
              </table:table-row>
              <table:table-row table:style-name="TableLine93853286007424">
                <table:table-cell table:style-name="Table11.A2" table:number-columns-spanned="2" office:value-type="string">
                  <text:p text:style-name="P67"><text:span text:style-name="T12">Request/</text:span><text:span text:style-name="T13">Query</text:span>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93853285879584">
                      <table:table-cell table:style-name="Table17.A1" table:number-columns-spanned="2" office:value-type="string">
                        <text:p text:style-name="P59">Mime Type</text:p>
                        <table:table table:name="Table18" table:style-name="Table18">
                          <table:table-column table:style-name="Table18.A"/>
                          <table:table-column table:style-name="Table18.B"/>
                          <table:table-column table:style-name="Table18.C"/>
                          <table:table-column table:style-name="Table18.D"/>
                          <table:table-column table:style-name="Table18.E"/>
                          <table:table-row table:style-name="TableLine93853285884800">
                            <table:table-cell table:style-name="Table18.A1" table:number-rows-spanned="2" office:value-type="string">
                              <text:p text:style-name="P63"><text:span text:style-name="T3">□ <text:s/></text:span><text:span text:style-name="T10">Application</text:span></text:p>
                            </table:table-cell>
                            <table:table-cell table:style-name="Table18.B1" office:value-type="string">
                              <text:p text:style-name="P63"><text:span text:style-name="T3">□ </text:span><text:span text:style-name="T10">Json</text:span></text:p>
                            </table:table-cell>
                            <table:table-cell table:style-name="Table18.B1" office:value-type="string">
                              <text:p text:style-name="P63"><text:span text:style-name="T3">□ </text:span><text:span text:style-name="T10">Octet</text:span></text:p>
                            </table:table-cell>
                            <table:table-cell table:style-name="Table18.B1" office:value-type="string">
                              <text:p text:style-name="P63"><text:span text:style-name="T3">□ </text:span><text:span text:style-name="T10">Pdf</text:span></text:p>
                            </table:table-cell>
                            <table:table-cell table:style-name="Table18.B1" office:value-type="string">
                              <text:p text:style-name="P63"><text:span text:style-name="T3">□ </text:span><text:span text:style-name="T10">Rtf</text:span></text:p>
                            </table:table-cell>
                          </table:table-row>
                          <table:table-row table:style-name="TableLine93853285919520">
                            <table:covered-table-cell table:style-name="Table18.A1"/>
                            <table:table-cell table:style-name="Table18.B2" office:value-type="string">
                              <text:p text:style-name="P63"><text:span text:style-name="T3">□ </text:span><text:span text:style-name="T10">Soap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Xml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Zip</text:span></text:p>
                            </table:table-cell>
                            <table:table-cell table:style-name="Table18.B2" office:value-type="string">
                              <text:p text:style-name="P63"/>
                            </table:table-cell>
                          </table:table-row>
                          <table:table-row table:style-name="TableLine93853285922752">
                            <table:table-cell table:style-name="Table18.B2" office:value-type="string">
                              <text:p text:style-name="P63"><text:span text:style-name="T3">□ <text:s/></text:span><text:span text:style-name="T10">Image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Gif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Jpeg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Tiff</text:span></text:p>
                            </table:table-cell>
                            <table:table-cell table:style-name="Table18.B2" office:value-type="string">
                              <text:p text:style-name="P63"/>
                            </table:table-cell>
                          </table:table-row>
                          <table:table-row table:style-name="TableLine93853285924432">
                            <table:table-cell table:style-name="Table18.B2" office:value-type="string">
                              <text:p text:style-name="P63"><text:span text:style-name="T3">□ <text:s/></text:span><text:span text:style-name="T10">Text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Html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Plain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Rich Text</text:span></text:p>
                            </table:table-cell>
                            <table:table-cell table:style-name="Table18.B2" office:value-type="string">
                              <text:p text:style-name="P63"><text:span text:style-name="T3">□ </text:span><text:span text:style-name="T10">Xml</text:span></text:p>
                            </table:table-cell>
                          </table:table-row>
                          <table:table-row table:style-name="TableLine93853285925952">
                            <table:table-cell table:style-name="Table18.B2" office:value-type="string">
                              <text:p text:style-name="P30">□ <text:s/></text:p>
                            </table:table-cell>
                            <table:table-cell table:style-name="Table18.B2" table:number-columns-spanned="4" office:value-type="string">
                              <text:p text:style-name="P64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53"/>
                      </table:table-cell>
                      <table:covered-table-cell/>
                    </table:table-row>
                    <table:table-row table:style-name="TableLine93853285941056">
                      <table:table-cell table:style-name="Table17.A2" office:value-type="string">
                        <text:p text:style-name="P60"><text:span text:style-name="T6">□ <text:s/></text:span><text:span text:style-name="T11">DTO</text:span><text:span text:style-name="T9"> Type</text:span></text:p>
                      </table:table-cell>
                      <table:table-cell table:style-name="Table17.B2" table:number-rows-spanned="2" office:value-type="string">
                        <text:p text:style-name="P65"/>
                      </table:table-cell>
                    </table:table-row>
                    <table:table-row table:style-name="TableLine93853285942256">
                      <table:table-cell table:style-name="Table17.B2" office:value-type="string">
                        <text:p text:style-name="P58"><text:span text:style-name="T3">□ <text:s/></text:span><text:span text:style-name="T9">Query Args.</text:span></text:p>
                      </table:table-cell>
                      <table:covered-table-cell table:style-name="Table17.B2"/>
                    </table:table-row>
                    <table:table-row table:style-name="TableLine93853285943168">
                      <table:table-cell table:style-name="Table17.A2" table:number-columns-spanned="2" office:value-type="string">
                        <text:p text:style-name="P61">Request Type</text:p>
                        <table:table table:name="Table19" table:style-name="Table19">
                          <table:table-column table:style-name="Table19.A" table:number-columns-repeated="3"/>
                          <table:table-row table:style-name="TableLine93853285859152">
                            <table:table-cell table:style-name="Table19.A1" office:value-type="string">
                              <text:p text:style-name="P39"><text:span text:style-name="T3">□ <text:s/></text:span><text:span text:style-name="T7">GET</text:span></text:p>
                            </table:table-cell>
                            <table:table-cell table:style-name="Table19.A1" office:value-type="string">
                              <text:p text:style-name="P39"><text:span text:style-name="T3">□ <text:s/></text:span><text:span text:style-name="T7">POST</text:span></text:p>
                            </table:table-cell>
                            <table:table-cell table:style-name="Table19.A1" office:value-type="string">
                              <text:p text:style-name="P39"><text:span text:style-name="T3">□ <text:s/></text:span><text:span text:style-name="T8">PUT</text:span></text:p>
                            </table:table-cell>
                          </table:table-row>
                          <table:table-row table:style-name="TableLine93853285932848">
                            <table:table-cell table:style-name="Table19.A1" office:value-type="string">
                              <text:p text:style-name="P39"><text:span text:style-name="T3">□ <text:s/></text:span><text:span text:style-name="T8">PATCH</text:span></text:p>
                            </table:table-cell>
                            <table:table-cell table:style-name="Table19.A1" office:value-type="string">
                              <text:p text:style-name="P39"><text:span text:style-name="T3">□ <text:s/></text:span><text:span text:style-name="T11">HEAD</text:span></text:p>
                            </table:table-cell>
                            <table:table-cell table:style-name="Table19.A1" office:value-type="string">
                              <text:p text:style-name="P39"><text:span text:style-name="T3">□ <text:s/></text:span><text:span text:style-name="T8">DELETE</text:span></text:p>
                            </table:table-cell>
                          </table:table-row>
                        </table:table>
                        <text:p text:style-name="P57"/>
                      </table:table-cell>
                      <table:covered-table-cell/>
                    </table:table-row>
                  </table:table>
                  <text:p text:style-name="P66"/>
                </table:table-cell>
                <table:covered-table-cell/>
                <table:table-cell table:style-name="Table11.C2" office:value-type="string">
                  <text:p text:style-name="P71">Response</text:p>
                  <table:table table:name="Table20" table:style-name="Table20">
                    <table:table-column table:style-name="Table20.A"/>
                    <table:table-column table:style-name="Table20.B"/>
                    <table:table-row table:style-name="TableLine93853285895728">
                      <table:table-cell table:style-name="Table20.A1" table:number-columns-spanned="2" office:value-type="string">
                        <text:p text:style-name="P62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93853285946416">
                            <table:table-cell table:style-name="Table21.A1" table:number-rows-spanned="2" office:value-type="string">
                              <text:p text:style-name="P63"><text:span text:style-name="T3">□ <text:s/></text:span><text:span text:style-name="T10">Application</text:span></text:p>
                            </table:table-cell>
                            <table:table-cell table:style-name="Table21.B1" office:value-type="string">
                              <text:p text:style-name="P63"><text:span text:style-name="T3">□ </text:span><text:span text:style-name="T10">Json</text:span></text:p>
                            </table:table-cell>
                            <table:table-cell table:style-name="Table21.B1" office:value-type="string">
                              <text:p text:style-name="P63"><text:span text:style-name="T3">□ </text:span><text:span text:style-name="T10">Octet</text:span></text:p>
                            </table:table-cell>
                            <table:table-cell table:style-name="Table21.B1" office:value-type="string">
                              <text:p text:style-name="P63"><text:span text:style-name="T3">□ </text:span><text:span text:style-name="T10">Pdf</text:span></text:p>
                            </table:table-cell>
                            <table:table-cell table:style-name="Table21.B1" office:value-type="string">
                              <text:p text:style-name="P63"><text:span text:style-name="T3">□ </text:span><text:span text:style-name="T10">Rtf</text:span></text:p>
                            </table:table-cell>
                          </table:table-row>
                          <table:table-row table:style-name="TableLine93853285976400">
                            <table:covered-table-cell table:style-name="Table21.A1"/>
                            <table:table-cell table:style-name="Table21.B2" office:value-type="string">
                              <text:p text:style-name="P63"><text:span text:style-name="T3">□ </text:span><text:span text:style-name="T10">Soap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Xml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Zip</text:span></text:p>
                            </table:table-cell>
                            <table:table-cell table:style-name="Table21.B2" office:value-type="string">
                              <text:p text:style-name="P63"/>
                            </table:table-cell>
                          </table:table-row>
                          <table:table-row table:style-name="TableLine93853285979632">
                            <table:table-cell table:style-name="Table21.B2" office:value-type="string">
                              <text:p text:style-name="P63"><text:span text:style-name="T3">□ <text:s/></text:span><text:span text:style-name="T10">Image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Gif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Jpeg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Tiff</text:span></text:p>
                            </table:table-cell>
                            <table:table-cell table:style-name="Table21.B2" office:value-type="string">
                              <text:p text:style-name="P63"/>
                            </table:table-cell>
                          </table:table-row>
                          <table:table-row table:style-name="TableLine93853285981312">
                            <table:table-cell table:style-name="Table21.B2" office:value-type="string">
                              <text:p text:style-name="P63"><text:span text:style-name="T3">□ <text:s/></text:span><text:span text:style-name="T10">Text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Html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Plain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Rich Text</text:span></text:p>
                            </table:table-cell>
                            <table:table-cell table:style-name="Table21.B2" office:value-type="string">
                              <text:p text:style-name="P63"><text:span text:style-name="T3">□ </text:span><text:span text:style-name="T10">Xml</text:span></text:p>
                            </table:table-cell>
                          </table:table-row>
                          <table:table-row table:style-name="TableLine93853285982832">
                            <table:table-cell table:style-name="Table21.B2" office:value-type="string">
                              <text:p text:style-name="P30">□ <text:s/></text:p>
                            </table:table-cell>
                            <table:table-cell table:style-name="Table21.B2" table:number-columns-spanned="4" office:value-type="string">
                              <text:p text:style-name="P64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62"/>
                      </table:table-cell>
                      <table:covered-table-cell/>
                    </table:table-row>
                    <table:table-row table:style-name="TableLine93853286005312">
                      <table:table-cell table:style-name="Table20.A2" office:value-type="string">
                        <text:p text:style-name="P60"><text:span text:style-name="T6">□ <text:s/></text:span><text:span text:style-name="T11">DTO</text:span> Type</text:p>
                      </table:table-cell>
                      <table:table-cell table:style-name="Table20.A2" office:value-type="string">
                        <text:p text:style-name="P65"/>
                      </table:table-cell>
                    </table:table-row>
                    <table:table-row table:style-name="TableLine93853286006512">
                      <table:table-cell table:style-name="Table20.A3" table:number-columns-spanned="2" office:value-type="string">
                        <table:table table:name="Table22" table:style-name="Table22">
                          <table:table-column table:style-name="Table22.A" table:number-columns-repeated="3"/>
                          <table:table-row table:style-name="TableLine93853284433424">
                            <table:table-cell table:style-name="Table22.A1" office:value-type="string">
                              <text:p text:style-name="P63"><text:span text:style-name="T3">□ <text:s/></text:span><text:span text:style-name="T4">200 Ok</text:span></text:p>
                            </table:table-cell>
                            <table:table-cell table:style-name="Table22.A1" office:value-type="string">
                              <text:p text:style-name="P63"><text:span text:style-name="T4">□ 400 Bad Re</text:span><text:span text:style-name="T5">quest</text:span></text:p>
                            </table:table-cell>
                            <table:table-cell table:style-name="Table22.A1" office:value-type="string">
                              <text:p text:style-name="P63"><text:span text:style-name="T4">□ 406 Not Ac</text:span><text:span text:style-name="T5">cept</text:span><text:span text:style-name="T8">able</text:span></text:p>
                            </table:table-cell>
                          </table:table-row>
                          <table:table-row table:style-name="TableLine93853285988016">
                            <table:table-cell table:style-name="Table22.A1" office:value-type="string">
                              <text:p text:style-name="P31">□ <text:s/>201 Created</text:p>
                            </table:table-cell>
                            <table:table-cell table:style-name="Table22.A1" office:value-type="string">
                              <text:p text:style-name="P31">□ 401 Unauthorized</text:p>
                            </table:table-cell>
                            <table:table-cell table:style-name="Table22.A1" office:value-type="string">
                              <text:p text:style-name="P31">□ 409 Conflict</text:p>
                            </table:table-cell>
                          </table:table-row>
                          <table:table-row table:style-name="TableLine93853286002640">
                            <table:table-cell table:style-name="Table22.A1" office:value-type="string">
                              <text:p text:style-name="P63"><text:span text:style-name="T4">□ <text:s/>202 </text:span><text:span text:style-name="T5">Accepted</text:span></text:p>
                            </table:table-cell>
                            <table:table-cell table:style-name="Table22.A1" office:value-type="string">
                              <text:p text:style-name="P63"><text:span text:style-name="T4">□ 403 Forbi</text:span><text:span text:style-name="T5">dden</text:span></text:p>
                            </table:table-cell>
                            <table:table-cell table:style-name="Table22.A1" office:value-type="string">
                              <text:p text:style-name="P31">□ </text:p>
                            </table:table-cell>
                          </table:table-row>
                          <table:table-row table:style-name="TableLine93853286003424">
                            <table:table-cell table:style-name="Table22.A1" office:value-type="string">
                              <text:p text:style-name="P31">□ <text:s/>204 NoCon.</text:p>
                            </table:table-cell>
                            <table:table-cell table:style-name="Table22.A1" office:value-type="string">
                              <text:p text:style-name="P63"><text:span text:style-name="T4">□ 404 Not Fo</text:span><text:span text:style-name="T5">und</text:span></text:p>
                            </table:table-cell>
                            <table:table-cell table:style-name="Table22.A1" office:value-type="string">
                              <text:p text:style-name="P31">□ </text:p>
                            </table:table-cell>
                          </table:table-row>
                          <table:table-row table:style-name="TableLine93853286004368">
                            <table:table-cell table:style-name="Table22.A1" office:value-type="string">
                              <text:p text:style-name="P30">□ </text:p>
                            </table:table-cell>
                            <table:table-cell table:style-name="Table22.A1" office:value-type="string">
                              <text:p text:style-name="P30">□ </text:p>
                            </table:table-cell>
                            <table:table-cell table:style-name="Table22.A1" office:value-type="string">
                              <text:p text:style-name="P30">□ </text:p>
                            </table:table-cell>
                          </table:table-row>
                        </table:table>
                        <text:p text:style-name="P68"/>
                      </table:table-cell>
                      <table:covered-table-cell/>
                    </table:table-row>
                  </table:table>
                  <text:p text:style-name="P70"/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P53"><text:soft-pag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53230460624">
          <table:table-cell table:style-name="Table24.A1" table:number-columns-spanned="3" office:value-type="string">
            <text:p text:style-name="P43">Project Structure</text:p>
          </table:table-cell>
          <table:covered-table-cell/>
          <table:covered-table-cell/>
          <table:table-cell table:style-name="Table24.D1" office:value-type="string"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 table:style-name="TableLine93853286012480">
                <table:table-cell table:style-name="Table25.A1" office:value-type="string">
                  <text:p text:style-name="P7">□ <text:s/><text:span text:style-name="T19">Essential</text:span><text:span text:style-name="T21">.</text:span></text:p>
                </table:table-cell>
                <table:table-cell table:style-name="Table25.A1" office:value-type="string">
                  <text:p text:style-name="P8">□<text:span text:style-name="T20"> </text:span><text:span text:style-name="T22">Business.</text:span></text:p>
                </table:table-cell>
                <table:table-cell table:style-name="Table25.A1" office:value-type="string">
                  <text:p text:style-name="P8"><text:span text:style-name="T22">□ </text:span><text:span text:style-name="T24">Complex</text:span><text:span text:style-name="T22">.</text:span></text:p>
                </table:table-cell>
              </table:table-row>
            </table:table>
            <text:p text:style-name="P47"/>
          </table:table-cell>
        </table:table-row>
        <table:table-row table:style-name="TableLine93853286011872">
          <table:table-cell table:style-name="Table24.A2" table:number-columns-spanned="2" office:value-type="string">
            <text:p text:style-name="P29">Sequence</text:p>
          </table:table-cell>
          <table:covered-table-cell/>
          <table:table-cell table:style-name="Table24.C2" table:number-columns-spanned="2" office:value-type="string">
            <text:p text:style-name="P29">Value</text:p>
          </table:table-cell>
          <table:covered-table-cell/>
        </table:table-row>
        <table:table-row table:style-name="TableLine93853286110992">
          <table:table-cell table:style-name="Table24.A3" office:value-type="string">
            <text:p text:style-name="P10">□ </text:p>
          </table:table-cell>
          <table:table-cell table:style-name="Table24.B3" office:value-type="string">
            <text:p text:style-name="P10"><text:span text:style-name="T38">Pull Request, then r</text:span><text:span text:style-name="T25">un unit test.</text:span></text:p>
          </table:table-cell>
          <table:table-cell table:style-name="Table24.C3" table:number-columns-spanned="2" office:value-type="string">
            <text:p text:style-name="P20"><text:span text:style-name="T30">□ <text:s/></text:span><text:span text:style-name="T19">Successful </text:span><text:span text:style-name="T38">git command</text:span><text:span text:style-name="T19">. <text:s/></text:span><text:span text:style-name="T30">□ <text:s/></text:span><text:span text:style-name="T19">Successful </text:span><text:span text:style-name="T38">unit tests</text:span><text:span text:style-name="T19">.</text:span></text:p>
          </table:table-cell>
          <table:covered-table-cell/>
        </table:table-row>
        <table:table-row table:style-name="TableLine93853343173728">
          <table:table-cell table:style-name="Table24.A3" office:value-type="string">
            <text:p text:style-name="P10">□ </text:p>
          </table:table-cell>
          <table:table-cell table:style-name="Table24.B3" office:value-type="string">
            <text:p text:style-name="P10"><text:span text:style-name="T28">Add Request/Response DTOs (</text:span><text:span text:style-name="T35">Proj</text:span><text:span text:style-name="T36">: ~SharedKernel/DataTr../[context]/)</text:span><text:span text:style-name="T28">.</text:span></text:p>
          </table:table-cell>
          <table:table-cell table:style-name="Table24.C3" table:number-columns-spanned="2" office:value-type="string">
            <table:table table:name="Table26" table:style-name="Table26">
              <table:table-column table:style-name="Table26.A"/>
              <table:table-row table:style-name="TableLine93853286020400">
                <table:table-cell table:style-name="Table26.A1" office:value-type="string">
                  <text:p text:style-name="P75">LoginDtoV1.cs &amp; TokenDtoV1.cs</text:p>
                </table:table-cell>
              </table:table-row>
            </table:table>
            <text:p text:style-name="P74"/>
          </table:table-cell>
          <table:covered-table-cell/>
        </table:table-row>
        <table:table-row table:style-name="TableLine93853231241136">
          <table:table-cell table:style-name="Table24.A3" office:value-type="string">
            <text:p text:style-name="P10">□ </text:p>
          </table:table-cell>
          <table:table-cell table:style-name="Table24.B3" office:value-type="string">
            <text:p text:style-name="P17">Add Page name (<text:span text:style-name="T34">Proj: ~User/UserApp../Pages.cs</text:span>).</text:p>
          </table:table-cell>
          <table:table-cell table:style-name="Table24.C3" table:number-columns-spanned="2" office:value-type="string">
            <table:table table:name="Table27" table:style-name="Table27">
              <table:table-column table:style-name="Table27.A"/>
              <table:table-row table:style-name="TableLine93853286034336">
                <table:table-cell table:style-name="Table27.A1" office:value-type="string">
                  <text:p text:style-name="P75">Authentication/Login = “Login”</text:p>
                </table:table-cell>
              </table:table-row>
            </table:table>
            <text:p text:style-name="P74"/>
          </table:table-cell>
          <table:covered-table-cell/>
        </table:table-row>
        <table:table-row table:style-name="TableLine93853231241136">
          <table:table-cell table:style-name="Table24.A3" office:value-type="string">
            <text:p text:style-name="P11">□ </text:p>
          </table:table-cell>
          <table:table-cell table:style-name="Table24.B3" office:value-type="string">
            <text:p text:style-name="P17">Add view (<text:span text:style-name="T34">Proj: ~..Presentation../Pages/</text:span>).</text:p>
          </table:table-cell>
          <table:table-cell table:style-name="Table24.C3" table:number-columns-spanned="2" office:value-type="string">
            <text:p text:style-name="P75">LoginViewModel.cs</text:p>
          </table:table-cell>
          <table:covered-table-cell/>
        </table:table-row>
        <table:table-row table:style-name="TableLine93853230691552">
          <table:table-cell table:style-name="Table24.A7" office:value-type="string">
            <text:p text:style-name="P11">□ </text:p>
          </table:table-cell>
          <table:table-cell table:style-name="Table24.B3" office:value-type="string">
            <text:p text:style-name="P17">Add view model (<text:span text:style-name="T34">Proj: ~User/UserApp../ViewModels/[context]/</text:span>).</text:p>
          </table:table-cell>
          <table:table-cell table:style-name="Table24.C3" table:number-columns-spanned="2" office:value-type="string">
            <table:table table:name="Table28" table:style-name="Table28">
              <table:table-column table:style-name="Table28.A"/>
              <table:table-row table:style-name="TableLine93853286037440">
                <table:table-cell table:style-name="Table28.A1" office:value-type="string">
                  <text:p text:style-name="P75">LoginViewModel.cs</text:p>
                </table:table-cell>
              </table:table-row>
            </table:table>
            <text:p text:style-name="P74"/>
          </table:table-cell>
          <table:covered-table-cell/>
        </table:table-row>
        <table:table-row table:style-name="TableLine93853286113392">
          <table:table-cell table:style-name="Table24.A7" office:value-type="string">
            <text:p text:style-name="P12">□ </text:p>
          </table:table-cell>
          <table:table-cell table:style-name="Table24.B3" office:value-type="string">
            <text:p text:style-name="P21"><text:span text:style-name="T38">Scaffold</text:span> View Model.</text:p>
          </table:table-cell>
          <table:table-cell table:style-name="Table24.C3" table:number-columns-spanned="2" office:value-type="string">
            <text:p text:style-name="P13">□ <text:span text:style-name="T38">Define properties, commands &amp; functions.</text:span></text:p>
          </table:table-cell>
          <table:covered-table-cell/>
        </table:table-row>
        <table:table-row table:style-name="TableLine93853286117088">
          <table:table-cell table:style-name="Table24.A3" office:value-type="string">
            <text:p text:style-name="P11">□ </text:p>
          </table:table-cell>
          <table:table-cell table:style-name="Table24.B3" office:value-type="string">
            <text:p text:style-name="P19">Create <text:span text:style-name="T38">User </text:span>Application Unit Tests <text:span text:style-name="T31">(“</text:span><text:span text:style-name="T37">~User/UserApp../Test/[context]/”</text:span><text:span text:style-name="T31">)</text:span>.</text:p>
          </table:table-cell>
          <table:table-cell table:style-name="Table24.C3" table:number-columns-spanned="2" office:value-type="string">
            <text:p text:style-name="P18"><text:span text:style-name="T30">□ <text:s/></text:span><text:span text:style-name="T19">Successful </text:span><text:span text:style-name="T39">&amp; other http actions</text:span><text:span text:style-name="T19">. <text:s/></text:span><text:span text:style-name="T30">□ <text:s/></text:span><text:span text:style-name="T19">Server communication failure.</text:span></text:p>
            <text:p text:style-name="P14">□ <text:s/><text:span text:style-name="T19">Invalid properties. <text:s text:c="2"/></text:span>□ <text:s/><text:span text:style-name="T19">Invalid commands.</text:span></text:p>
          </table:table-cell>
          <table:covered-table-cell/>
        </table:table-row>
        <table:table-row table:style-name="TableLine93853341614272">
          <table:table-cell table:style-name="Table24.A3" office:value-type="string">
            <text:p text:style-name="P14">□ </text:p>
          </table:table-cell>
          <table:table-cell table:style-name="Table24.B3" office:value-type="string">
            <text:p text:style-name="P22">Pass unit test using mocks.</text:p>
          </table:table-cell>
          <table:table-cell table:style-name="Table24.C3" table:number-columns-spanned="2" office:value-type="string">
            <text:p text:style-name="P14">□ <text:span text:style-name="T38">All passed :)</text:span></text:p>
          </table:table-cell>
          <table:covered-table-cell/>
        </table:table-row>
        <table:table-row table:style-name="TableLine93853231151152">
          <table:table-cell table:style-name="Table24.A3" office:value-type="string">
            <text:p text:style-name="P12">□ </text:p>
          </table:table-cell>
          <table:table-cell table:style-name="Table24.B3" office:value-type="string">
            <text:p text:style-name="P21">Create server side and unit test all.</text:p>
          </table:table-cell>
          <table:table-cell table:style-name="Table24.C3" table:number-columns-spanned="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Line93853338714784">
                <table:table-cell table:style-name="Table8.A1" office:value-type="string">
                  <text:p text:style-name="P35"/>
                </table:table-cell>
                <table:table-cell table:style-name="Table8.A1" office:value-type="string">
                  <text:p text:style-name="P35">Action</text:p>
                </table:table-cell>
                <table:table-cell table:style-name="Table8.C1" office:value-type="string">
                  <text:p text:style-name="P35">Instructions</text:p>
                </table:table-cell>
              </table:table-row>
              <table:table-row table:style-name="TableLine93853286064928">
                <table:table-cell table:style-name="Table8.A2" office:value-type="string">
                  <text:p text:style-name="P15">□ </text:p>
                </table:table-cell>
                <table:table-cell table:style-name="Table8.A2" office:value-type="string">
                  <text:p text:style-name="P23">Create Controller.</text:p>
                </table:table-cell>
                <table:table-cell table:style-name="Table8.C2" office:value-type="string">
                  <text:p text:style-name="P34">Thin and simple.</text:p>
                </table:table-cell>
              </table:table-row>
              <table:table-row table:style-name="TableLine93853338559072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7">Create Command/Query.</text:p>
                </table:table-cell>
                <table:table-cell table:style-name="Table8.C2" office:value-type="string">
                  <text:p text:style-name="P33">Respect Request/Response/Query DTOs.</text:p>
                </table:table-cell>
              </table:table-row>
              <table:table-row table:style-name="TableLine93853287801824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7">Create Handler.</text:p>
                </table:table-cell>
                <table:table-cell table:style-name="Table8.C2" office:value-type="string">
                  <text:p text:style-name="P33">Create Only Function Signature, define DI as required in constructor.</text:p>
                </table:table-cell>
              </table:table-row>
              <table:table-row table:style-name="TableLine93853325469456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12"><text:span text:style-name="T15">Create </text:span><text:span text:style-name="T16">Basic</text:span><text:span text:style-name="T15"> Unit Tests.</text:span></text:p>
                </table:table-cell>
                <table:table-cell table:style-name="Table8.C2" office:value-type="string">
                  <text:p text:style-name="P33">Must test successful scenario along with failure scenarios.</text:p>
                </table:table-cell>
              </table:table-row>
              <table:table-row table:style-name="TableLine93853230688352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7">Create Defensive Prog. Unit Tests.</text:p>
                </table:table-cell>
                <table:table-cell table:style-name="Table8.C2" office:value-type="string">
                  <text:p text:style-name="P33">Must check every parameter.</text:p>
                </table:table-cell>
              </table:table-row>
              <table:table-row table:style-name="TableLine93853337775168">
                <table:table-cell table:style-name="Table8.A2" office:value-type="string">
                  <text:p text:style-name="P13">□ </text:p>
                </table:table-cell>
                <table:table-cell table:style-name="Table8.A2" office:value-type="string">
                  <text:p text:style-name="P78">Implement Handler Logic to satisfy:</text:p>
                </table:table-cell>
                <table:table-cell table:style-name="Table8.C2" office:value-type="string">
                  <text:p text:style-name="P24">□ <text:span text:style-name="T16">Business Logic. </text:span>□ <text:span text:style-name="T16">Business Rules.</text:span></text:p>
                  <text:p text:style-name="P24">□ <text:span text:style-name="T16">Constraint. </text:span>□ ...</text:p>
                </table:table-cell>
              </table:table-row>
              <table:table-row table:style-name="TableLine93853337775168">
                <table:table-cell table:style-name="Table8.A2" office:value-type="string">
                  <text:p text:style-name="P81">□ </text:p>
                </table:table-cell>
                <table:table-cell table:style-name="Table8.A2" office:value-type="string">
                  <text:p text:style-name="P83">Create unit tests as per above.</text:p>
                </table:table-cell>
                <table:table-cell table:style-name="Table8.C2" office:value-type="string">
                  <text:p text:style-name="P84">□ <text:span text:style-name="T16">Business Logic. </text:span>□ <text:span text:style-name="T16">Business Rules.</text:span></text:p>
                  <text:p text:style-name="P84">□ <text:span text:style-name="T16">Constraint. </text:span>□ ...</text:p>
                </table:table-cell>
              </table:table-row>
            </table:table>
            <text:p text:style-name="P53"/>
          </table:table-cell>
          <table:covered-table-cell/>
        </table:table-row>
        <table:table-row table:style-name="TableLine93853231243472">
          <table:table-cell table:style-name="Table24.A3" office:value-type="string">
            <text:p text:style-name="P12">□ </text:p>
          </table:table-cell>
          <table:table-cell table:style-name="Table24.B3" office:value-type="string">
            <text:p text:style-name="P21">Ensure <text:span text:style-name="T1">all unit tests pass successfully.</text:span></text:p>
          </table:table-cell>
          <table:table-cell table:style-name="Table24.C3" table:number-columns-spanned="2" office:value-type="string">
            <text:p text:style-name="P14">□ <text:span text:style-name="T38">All passed :)</text:span></text:p>
          </table:table-cell>
          <table:covered-table-cell/>
        </table:table-row>
        <table:table-row table:style-name="TableLine93853230463584">
          <table:table-cell table:style-name="Table24.A3" office:value-type="string">
            <text:p text:style-name="P12">□ </text:p>
          </table:table-cell>
          <table:table-cell table:style-name="Table24.B3" office:value-type="string">
            <text:p text:style-name="P21">Create Integration test (“<text:span text:style-name="T34">~User/UserApp../Test/Integration/[context]/”</text:span>).</text:p>
          </table:table-cell>
          <table:table-cell table:style-name="Table24.C3" table:number-columns-spanned="2" office:value-type="string">
            <text:p text:style-name="P16">□ <text:s/><text:span text:style-name="T19">Successful request. </text:span>□ <text:s/><text:span text:style-name="T19">Unauthorized </text:span><text:span text:style-name="T40">(not in policy)</text:span><text:span text:style-name="T19">. </text:span></text:p>
            <text:p text:style-name="P16">□ <text:s/><text:span text:style-name="T19">Business not allow.</text:span></text:p>
          </table:table-cell>
          <table:covered-table-cell/>
        </table:table-row>
        <table:table-row table:style-name="TableLine93853337231072">
          <table:table-cell table:style-name="Table24.A14" office:value-type="string">
            <text:p text:style-name="P12"/>
          </table:table-cell>
          <table:table-cell table:style-name="Table24.B14" office:value-type="string">
            <text:p text:style-name="P21"/>
          </table:table-cell>
          <table:table-cell table:style-name="Table24.C14" table:number-columns-spanned="2" office:value-type="string">
            <text:p text:style-name="P12"/>
          </table:table-cell>
          <table:covered-table-cell/>
        </table:table-row>
      </table:table>
      <text:p text:style-name="P52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2">Finalizing Feature</text:p>
          </table:table-cell>
        </table:table-row>
        <table:table-row table:style-name="TableLine93853286148960">
          <table:table-cell table:style-name="Table16.A2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Line93853286042848">
                <table:table-cell table:style-name="Table3.A1" office:value-type="string">
                  <text:p text:style-name="P11">□ <text:span text:style-name="T17">Whole Project Unit Tests Passed Successfully.</text:span></text:p>
                  <text:p text:style-name="P11">□ <text:span text:style-name="T26">Feature was live tested and was acceptable.</text:span></text:p>
                  <text:p text:style-name="P11">□ <text:span text:style-name="T17">Bugs and Todos was reported.</text:span></text:p>
                </table:table-cell>
                <table:table-cell table:style-name="Table3.A1" office:value-type="string">
                  <text:p text:style-name="P11">□ <text:span text:style-name="T17">Feature is acceptable in general.</text:span></text:p>
                  <text:p text:style-name="P11">□ <text:span text:style-name="T17">Source code merged into main branch.</text:span></text:p>
                </table:table-cell>
              </table:table-row>
            </table:table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row table:style-name="TableLine93853286131680"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8">Developer</text:p>
                </table:table-cell>
                <table:table-cell table:style-name="Table31.A1" office:value-type="string">
                  <text:p text:style-name="P28">Tester</text:p>
                </table:table-cell>
                <table:table-cell table:style-name="Table31.A1" office:value-type="string">
                  <text:p text:style-name="P28">Manager</text:p>
                </table:table-cell>
              </table:table-row>
              <table:table-row table:style-name="TableLine93853286146336">
                <table:table-cell table:style-name="Table31.A1" office:value-type="string">
                  <text:p text:style-name="P27">Name</text:p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6"/>
                </table:table-cell>
              </table:table-row>
              <table:table-row table:style-name="TableLine93853286147184">
                <table:table-cell table:style-name="Table31.A1" office:value-type="string">
                  <text:p text:style-name="P27">Signature</text:p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6"/>
                </table:table-cell>
              </table:table-row>
              <table:table-row table:style-name="TableLine93853286148032">
                <table:table-cell table:style-name="Table31.A1" office:value-type="string">
                  <text:p text:style-name="P27">Date</text:p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6"/>
                </table:table-cell>
                <table:table-cell table:style-name="Table31.A1" office:value-type="string">
                  <text:p text:style-name="P26"/>
                </table:table-cell>
              </table:table-row>
            </table:table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43bd60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5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32:08.844660962</meta:creation-date>
    <dc:date>2022-05-28T19:19:20.135981954</dc:date>
    <meta:editing-duration>PT7H12M46S</meta:editing-duration>
    <meta:editing-cycles>16</meta:editing-cycles>
    <meta:generator>LibreOffice/7.3.3.2$Linux_X86_64 LibreOffice_project/30$Build-2</meta:generator>
    <meta:print-date>2022-05-28T17:35:03.382403461</meta:print-date>
    <meta:document-statistic meta:table-count="29" meta:image-count="0" meta:object-count="0" meta:page-count="2" meta:paragraph-count="161" meta:word-count="437" meta:character-count="2575" meta:non-whitespace-character-count="2234"/>
  </office:meta>
</office:document-meta>
</file>